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de39" svg:font-family="Code39"/>
    <style:font-face style:name="Noto Sans Devanagari1" svg:font-family="'Noto Sans Devanagari'" style:font-family-generic="swiss"/>
    <style:font-face style:name="Code391" svg:font-family="Code39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de391" officeooo:rsid="000c0caa" officeooo:paragraph-rsid="000c0caa"/>
    </style:style>
    <style:style style:name="P2" style:family="paragraph" style:parent-style-name="Standard">
      <style:text-properties style:font-name="Code391" fo:font-size="60pt" fo:letter-spacing="0.353cm" officeooo:rsid="000c0caa" officeooo:paragraph-rsid="000c0caa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Code391" fo:font-size="60pt" fo:letter-spacing="0.353cm" officeooo:rsid="000c0caa" officeooo:paragraph-rsid="000c0caa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etter-spacing="0.353cm" officeooo:rsid="000c0caa" officeooo:paragraph-rsid="000c0caa" style:font-size-asian="13pt" style:font-size-complex="13pt"/>
    </style:style>
    <style:style style:name="T1" style:family="text">
      <style:text-properties style:font-name="Code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@</text:span>1234ABC<text:span text:style-name="T1">@</text:span></text:p>
      <text:p text:style-name="P4">*1234ABC*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de39" svg:font-family="Code39"/>
    <style:font-face style:name="Noto Sans Devanagari1" svg:font-family="'Noto Sans Devanagari'" style:font-family-generic="swiss"/>
    <style:font-face style:name="Code391" svg:font-family="Code39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7:34:04.708278515</meta:creation-date>
    <dc:date>2021-03-02T17:52:48.501755094</dc:date>
    <meta:editing-duration>PT1M40S</meta:editing-duration>
    <meta:editing-cycles>1</meta:editing-cycles>
    <meta:document-statistic meta:table-count="0" meta:image-count="0" meta:object-count="0" meta:page-count="1" meta:paragraph-count="2" meta:word-count="2" meta:character-count="18" meta:non-whitespace-character-count="18"/>
    <meta:generator>LibreOffice/7.1.1.2$Linux_X86_64 LibreOffice_project/10$Build-2</meta:generator>
  </office:meta>
</office:document-meta>
</file>